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7df6" officeooo:paragraph-rsid="00197df6"/>
    </style:style>
    <style:style style:name="P2" style:family="paragraph" style:parent-style-name="Standard">
      <style:text-properties officeooo:rsid="001ae95f" officeooo:paragraph-rsid="001ae95f"/>
    </style:style>
    <style:style style:name="P3" style:family="paragraph" style:parent-style-name="Standard">
      <style:text-properties officeooo:rsid="00023dc6" officeooo:paragraph-rsid="00023dc6"/>
    </style:style>
    <style:style style:name="P4" style:family="paragraph" style:parent-style-name="Standard">
      <style:text-properties officeooo:rsid="00019e72" officeooo:paragraph-rsid="00019e72"/>
    </style:style>
    <style:style style:name="P5" style:family="paragraph" style:parent-style-name="Standard">
      <style:text-properties officeooo:rsid="0003003e" officeooo:paragraph-rsid="001ae95f"/>
    </style:style>
    <style:style style:name="P6" style:family="paragraph" style:parent-style-name="Standard">
      <style:text-properties officeooo:rsid="001bd39f" officeooo:paragraph-rsid="001bd39f"/>
    </style:style>
    <style:style style:name="P7" style:family="paragraph" style:parent-style-name="Standard">
      <style:text-properties officeooo:rsid="00197df6" officeooo:paragraph-rsid="001c9233"/>
    </style:style>
    <style:style style:name="T1" style:family="text">
      <style:text-properties officeooo:rsid="001a5bbc"/>
    </style:style>
    <style:style style:name="T2" style:family="text">
      <style:text-properties officeooo:rsid="00023dc6"/>
    </style:style>
    <style:style style:name="T3" style:family="text">
      <style:text-properties officeooo:rsid="00019e72"/>
    </style:style>
    <style:style style:name="T4" style:family="text">
      <style:text-properties officeooo:rsid="001c92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amiento de Lenguaje Natural</text:p>
      <text:p text:style-name="P1"/>
      <text:p text:style-name="P1">¿Por qué cuando buscamos algo en la WWW pareciera que al hacer una nueva búsqueda o abrir una nueva ventana del navegador nos están proporcionando información similar a la que hemos consultado?</text:p>
      <text:p text:style-name="P1"/>
      <text:p text:style-name="P1">¿Por qué al buscar en Youtube un video "el muchacho satánico" después me muestra un listado de videos de mormones anunciando el Reino?</text:p>
      <text:p text:style-name="P1"/>
      <text:p text:style-name="P1">¿Por qué cuando usamos Amazon, Mercado Libre, Ebay, nos dicen algo <text:span text:style-name="T4">como</text:span> "los usuarios que compraron esto también compraron esto"?</text:p>
      <text:p text:style-name="P1"/>
      <text:p text:style-name="P1">¿<text:span text:style-name="T4">Quién es </text:span>Siri?</text:p>
      <text:p text:style-name="P1"/>
      <text:p text:style-name="P7">¿<text:span text:style-name="T4">Ha visto el icono </text:span>micrófono<text:span text:style-name="T4"> </text:span>en la barra de búsqueda de Google en los móviles?</text:p>
      <text:p text:style-name="P1"/>
      <text:p text:style-name="P1">La computadora o los dispositivos que hacen algún tipo de uso de cómputo, por ejemplo, los móviles, nos quieren entender, bueno, al menos quieren entender lo que se dice o se escribe.</text:p>
      <text:p text:style-name="P1"/>
      <text:p text:style-name="P1">Estos aparatos son como dicen Gelbukh y Sidorov esclavos tontos, se vuelven listos cuando la inteligencia del humano se transforma en programas que hacen que nos entiendan.</text:p>
      <text:p text:style-name="P1"/>
      <text:p text:style-name="P1">Que entiendan no es trivial, requiere de algoritmos, técnicas, programas, datos e información, un conjunto de elementos que se <text:span text:style-name="T1">consideran parte del</text:span> Procesamiento del Lenguaje Natural.</text:p>
      <text:p text:style-name="P1"/>
      <text:p text:style-name="P2">El Procesamiento de Lenguaje Natural involucra el uso de la computación aplicada a la lingüística, </text:p>
      <text:p text:style-name="P1"/>
      <text:p text:style-name="P2">Para aplicar la computación se debe comprender la lingüística. Y de la computación, se deben de analizar, diseñar e implementar los algoritmos que permitan entender pues como tratar con la lingüística.</text:p>
      <text:p text:style-name="P2"/>
      <text:p text:style-name="P5">Gramáticas libres de contexto</text:p>
      <text:p text:style-name="P3">Pag 36 gelbukh bolshakov</text:p>
      <text:p text:style-name="P3"/>
      <text:p text:style-name="P6">El problema del procesamiento del lenguaje natural era la estructura sintáctica del<text:span text:style-name="T3"> las oraciones de un texto</text:span></text:p>
      <text:p text:style-name="P4">por ejemplo con un <text:span text:style-name="T2">árbol de constituyentes</text:span></text:p>
      <text:p text:style-name="P3">descomposición anidada de parte de una oración en otras partes que corresponde a la secuencia de la aplicación de reglas gramaticales que generan tal o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nita </meta:initial-creator>
    <meta:creation-date>2016-02-26T14:53:54.030830672</meta:creation-date>
    <dc:date>2017-01-22T08:47:17.725955683</dc:date>
    <dc:creator>yjwol </dc:creator>
    <meta:editing-duration>PT15M12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285" meta:character-count="1781" meta:non-whitespace-character-count="1511"/>
  </office:meta>
</office:document-meta>
</file>